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4d75"/>
    </style:style>
    <style:style style:name="P2" style:family="paragraph" style:parent-style-name="Standard">
      <style:text-properties fo:color="#355269" officeooo:paragraph-rsid="001a50bb"/>
    </style:style>
    <style:style style:name="P3" style:family="paragraph" style:parent-style-name="Standard">
      <style:text-properties fo:font-weight="bold" officeooo:rsid="00369731" officeooo:paragraph-rsid="00369731" style:font-weight-asian="bold" style:font-weight-complex="bold"/>
    </style:style>
    <style:style style:name="P4" style:family="paragraph" style:parent-style-name="Standard">
      <style:text-properties officeooo:paragraph-rsid="001a50bb"/>
    </style:style>
    <style:style style:name="P5" style:family="paragraph" style:parent-style-name="Standard">
      <style:text-properties fo:color="#ff0000" fo:font-weight="bold" officeooo:paragraph-rsid="001a50bb" style:font-weight-asian="bold" style:font-weight-complex="bold"/>
    </style:style>
    <style:style style:name="P6" style:family="paragraph" style:parent-style-name="Standard">
      <style:text-properties officeooo:paragraph-rsid="00369731"/>
    </style:style>
    <style:style style:name="P7" style:family="paragraph" style:parent-style-name="Standard">
      <style:text-properties officeooo:rsid="00369731" officeooo:paragraph-rsid="00369731"/>
    </style:style>
    <style:style style:name="P8" style:family="paragraph" style:parent-style-name="Standard">
      <style:text-properties officeooo:rsid="00369731" officeooo:paragraph-rsid="00369731"/>
    </style:style>
    <style:style style:name="P9" style:family="paragraph" style:parent-style-name="Standard">
      <style:text-properties fo:font-weight="bold" officeooo:rsid="00369731" officeooo:paragraph-rsid="00369731" style:font-weight-asian="bold" style:font-weight-complex="bold"/>
    </style:style>
    <style:style style:name="P10" style:family="paragraph" style:parent-style-name="Standard">
      <style:text-properties fo:color="#c9211e" officeooo:rsid="00369731" officeooo:paragraph-rsid="00369731"/>
    </style:style>
    <style:style style:name="P11" style:family="paragraph" style:parent-style-name="Standard">
      <style:text-properties fo:color="#c9211e" fo:font-weight="bold" officeooo:rsid="00369731" officeooo:paragraph-rsid="0036973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11111" fo:font-weight="normal" style:font-weight-asian="normal" style:font-weight-complex="normal"/>
    </style:style>
    <style:style style:name="T3" style:family="text">
      <style:text-properties officeooo:rsid="00369731"/>
    </style:style>
    <style:style style:name="T4" style:family="text">
      <style:text-properties fo:color="#000000" style:font-name="Monospace" fo:font-size="10pt" fo:font-weight="bold" fo:background-color="#d4d4d4" loext:char-shading-value="0" style:font-size-asian="10pt" style:font-weight-asian="bold" style:font-weight-complex="bold"/>
    </style:style>
    <style:style style:name="T5" style:family="text">
      <style:text-properties fo:color="#000000" style:font-name="Monospace" fo:font-size="10pt" fo:font-weight="bold" fo:background-color="#e8f2fe" loext:char-shading-value="0" style:font-size-asian="10pt" style:font-weight-asian="bold" style:font-weight-complex="bold"/>
    </style:style>
    <style:style style:name="T6" style:family="text">
      <style:text-properties fo:color="#000000" style:font-name="Monospace" fo:font-size="10pt" fo:background-color="#e8f2fe" loext:char-shading-value="0" style:font-size-asian="10pt"/>
    </style:style>
    <style:style style:name="T7" style:family="text">
      <style:text-properties fo:color="#000000" style:font-name="Liberation Sans" fo:font-size="10pt" fo:font-weight="bold" fo:background-color="#d4d4d4" loext:char-shading-value="0" style:font-size-asian="10pt" style:font-weight-asian="bold" style:font-weight-complex="bold"/>
    </style:style>
    <style:style style:name="T8" style:family="text">
      <style:text-properties fo:color="#000000" style:font-name="Liberation Sans" fo:font-size="10pt" fo:font-weight="bold" fo:background-color="#e8f2fe" loext:char-shading-value="0" style:font-size-asian="10pt" style:font-weight-asian="bold" style:font-weight-complex="bold"/>
    </style:style>
    <style:style style:name="T9" style:family="text">
      <style:text-properties fo:color="#000000" style:font-name="Liberation Serif" fo:font-size="10pt" fo:font-weight="bold" fo:background-color="#d4d4d4" loext:char-shading-value="0" style:font-size-asian="10pt" style:font-weight-asian="bold" style:font-weight-complex="bold"/>
    </style:style>
    <style:style style:name="T10" style:family="text">
      <style:text-properties fo:color="#000000" style:font-name="Liberation Serif" fo:font-size="10pt" fo:font-weight="bold" fo:background-color="#e8f2fe" loext:char-shading-value="0" style:font-size-asian="10pt" style:font-weight-asian="bold" style:font-weight-complex="bold"/>
    </style:style>
    <style:style style:name="T11" style:family="text">
      <style:text-properties fo:color="#000000" style:font-name="Liberation Serif" fo:font-size="12pt" fo:font-weight="bold" fo:background-color="#d4d4d4" loext:char-shading-value="0" style:font-size-asian="12pt" style:font-weight-asian="bold" style:font-size-complex="12pt" style:font-weight-complex="bold"/>
    </style:style>
    <style:style style:name="T12" style:family="text">
      <style:text-properties fo:color="#000000" style:font-name="Liberation Serif" fo:font-size="12pt" fo:font-weight="bold" fo:background-color="#e8f2fe" loext:char-shading-value="0" style:font-size-asian="12pt" style:font-weight-asian="bold" style:font-size-complex="12pt" style:font-weight-complex="bold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*</text:p>
      <text:p text:style-name="P2"><text:span text:style-name="T2">GateDigitizer::Digitize()</text:span> </text:p>
      <text:p text:style-name="P1"><text:s/></text:p>
      <text:p text:style-name="P1"/>
      <text:p text:style-name="P1"/>
      <text:p text:style-name="P1"><text:s/>m_digiMakerList[i]-&gt;Digitize();</text:p>
      <text:p text:style-name="P1"/>
      <text:p text:style-name="P1"/>
      <text:p text:style-name="P4">/home/kochebina/LocalGateOlga/Gate9.2/Gate/source/digits_hits/src/GateSingleDigiMaker.cc</text:p>
      <text:p text:style-name="P6">void GateSingleDigiMaker::Digitize() <text:s text:c="82"/></text:p>
      <text:p text:style-name="P6"><text:span text:style-name="T3">n</text:span> <text:s text:c="6"/>{ │ </text:p>
      <text:p text:style-name="P6"/>
      <text:p text:style-name="P6"/>
      <text:p text:style-name="P6"><text:s/>&gt;45 <text:s text:c="11"/>GatePulseList* pulseList = GateDigitizer::GetInstance()-&gt;FindPulseList(m_inputName); <text:s text:c="32"/>│</text:p>
      <text:p text:style-name="P6">// Create the digi collection <text:s text:c="87"/>│</text:p>
      <text:p text:style-name="P6">│ <text:s/>&gt;64 <text:s text:c="11"/><text:span text:style-name="T1">GateSingleDigiCollection* singleDigiCollection = new GateSingleDigiCollectio</text:span><text:span text:style-name="T15">n</text:span><text:span text:style-name="T14">(</text:span><text:span text:style-name="T11">m_digitizer</text:span><text:span text:style-name="T12">-&gt;GetObjectName(),m_collectionName);</text:span></text:p>
      <text:p text:style-name="P6"/>
      <text:p text:style-name="P6"/>
      <text:p text:style-name="P6"/>
      <text:p text:style-name="P6">// Transform each pulse into a single digi <text:s text:c="74"/>│</text:p>
      <text:p text:style-name="P6">│ <text:s/>&gt;67 <text:s text:c="11"/>for (i=0;i&lt;n_pulses;i++) { <text:s text:c="90"/>│</text:p>
      <text:p text:style-name="P6">│ <text:s text:c="2"/>68 <text:s text:c="17"/>GateSingleDigi* Digi = new GateSingleDigi( (*pulseList)[i] ); <text:s text:c="49"/>│</text:p>
      <text:p text:style-name="P6">│ <text:s text:c="2"/>69 <text:s text:c="17"/>singleDigiCollection-&gt;insert(Digi); <text:s text:c="75"/>│</text:p>
      <text:p text:style-name="P6">│ <text:s text:c="2"/>70 <text:s text:c="15"/>} </text:p>
      <text:p text:style-name="P6"/>
      <text:p text:style-name="P6">│ <text:s/>&gt;81 <text:s text:c="11"/>m_digitizer-&gt;StoreDigiCollection(singleDigiCollection); <text:s text:c="61"/>│</text:p>
      <text:p text:style-name="P6"/>
      <text:p text:style-name="P6"/>
      <text:p text:style-name="P6">/home/kochebina/LocalGateOlga/Gate9.2/Gate/source/digits_hits/src/GateOutputMgr.cc</text:p>
      <text:p text:style-name="P6"/>
      <text:p text:style-name="P7">for (size_t iMod=0; iMod&lt;m_outputModules.size(); iMod++) { <text:s text:c="58"/>│</text:p>
      <text:p text:style-name="P7">│ <text:s text:c="2"/>182 <text:s text:c="12"/>if ( m_outputModules[iMod]-&gt;IsEnabled() ) <text:s text:c="73"/>│</text:p>
      <text:p text:style-name="P7">│ <text:s text:c="2"/>183 <text:s text:c="14"/>{ <text:s text:c="111"/>│</text:p>
      <text:p text:style-name="P7">│ <text:s/>&gt;184 <text:s text:c="16"/><text:span text:style-name="T1">m_outputModules[iMod]-&gt;RecordEndOfEvent(event); <text:s text:c="10"/></text:span><text:s text:c="53"/>│</text:p>
      <text:p text:style-name="P7">│ <text:s text:c="2"/>185 <text:s text:c="14"/>} <text:s text:c="111"/>│</text:p>
      <text:p text:style-name="P7">│ <text:s text:c="2"/>186 <text:s text:c="10"/>} <text:s text:c="115"/>│</text:p>
      <text:p text:style-name="P7">│ <text:s text:c="2"/>187 <text:s text:c="8"/>} <text:s text:c="5"/></text:p>
      <text:p text:style-name="P7"/>
      <text:p text:style-name="P7">/home/kochebina/LocalGateOlga/Gate9.2/Gate/source/digits_hits/src/GateToRoot.cc:687nn</text:p>
      <text:p text:style-name="P7"/>
      <text:p text:style-name="P3">void GateToRoot::RecordEndOfEvent(const G4Event *event) {</text:p>
      <text:p text:style-name="P7"/>
      <text:p text:style-name="P7"><text:s text:c="4"/>// GateMessage("Output", 5 , " GateToRoot::RecordEndOfEvent -- begin\n";);</text:p>
      <text:p text:style-name="P7"><text:soft-page-break/></text:p>
      <text:p text:style-name="P7"/>
      <text:p text:style-name="P7"><text:s text:c="4"/>GateSteppingAction *myAction = ((GateSteppingAction *) (GateRunManager::GetRunManager()-&gt;GetUserSteppingAction()));</text:p>
      <text:p text:style-name="P7"><text:s text:c="4"/>TrackingMode theMode = myAction-&gt;GetMode();</text:p>
      <text:p text:style-name="P7"><text:s text:c="4"/>if (theMode == TrackingMode::kTracker)return;</text:p>
      <text:p text:style-name="P7"/>
      <text:p text:style-name="P7"><text:s text:c="4"/>nbPrimaries += 1.;</text:p>
      <text:p text:style-name="P7"><text:s text:c="4"/>latestEventID += 1.;</text:p>
      <text:p text:style-name="P7"/>
      <text:p text:style-name="P7"><text:s text:c="4"/>GateHitsCollection *CHC = GetOutputMgr()-&gt;GetHitCollection();</text:p>
      <text:p text:style-name="P7"/>
      <text:p text:style-name="P7"><text:s text:c="4"/>if (CHC) {</text:p>
      <text:p text:style-name="P7"/>
      <text:p text:style-name="P7"><text:s text:c="8"/>// Hits loop</text:p>
      <text:p text:style-name="P7"/>
      <text:p text:style-name="P7"><text:s text:c="8"/>G4int NbHits = CHC-&gt;entries();</text:p>
      <text:p text:style-name="P7"/>
      <text:p text:style-name="P7"><text:s text:c="8"/>for (G4int iHit = 0; iHit &lt; NbHits; iHit++) {</text:p>
      <text:p text:style-name="P7"/>
      <text:p text:style-name="P7"><text:s text:c="12"/>GateHit *aHit = (*CHC)[iHit];</text:p>
      <text:p text:style-name="P7"><text:s text:c="12"/>G4String processName = aHit-&gt;GetProcess();</text:p>
      <text:p text:style-name="P7"><text:s text:c="12"/>G4int PDGEncoding = aHit-&gt;GetPDGEncoding();</text:p>
      <text:p text:style-name="P7"/>
      <text:p text:style-name="P7"><text:s text:c="12"/>if (nVerboseLevel &gt; 2)</text:p>
      <text:p text:style-name="P7"><text:s text:c="16"/>G4cout</text:p>
      <text:p text:style-name="P7"><text:s text:c="24"/>&lt;&lt; "GateToRoot::RecordEndOfEvent : HitsCollection: processName : &lt;" &lt;&lt; processName</text:p>
      <text:p text:style-name="P7"><text:s text:c="24"/>&lt;&lt; "&gt; <text:s text:c="3"/>Particls PDG code : " &lt;&lt; PDGEncoding &lt;&lt; Gateendl;</text:p>
      <text:p text:style-name="P7"/>
      <text:p text:style-name="P7"><text:s text:c="12"/>if (aHit-&gt;GoodForAnalysis()) {</text:p>
      <text:p text:style-name="P7"><text:s text:c="16"/>m_hitBuffer.Fill(aHit);</text:p>
      <text:p text:style-name="P7"><text:s text:c="16"/>if (nVerboseLevel &gt; 1)</text:p>
      <text:p text:style-name="P7"><text:s text:c="20"/>G4cout &lt;&lt; "GateToRoot::RecordEndOfEvent : m_treeHit-&gt;Fill\n";</text:p>
      <text:p text:style-name="P7"/>
      <text:p text:style-name="P7"/>
      <text:p text:style-name="P7"><text:s text:c="16"/>if (m_rootHitFlag) m_treeHit-&gt;Fill();</text:p>
      <text:p text:style-name="P7"><text:s text:c="12"/>}</text:p>
      <text:p text:style-name="P7"><text:s text:c="8"/>}</text:p>
      <text:p text:style-name="P7"/>
      <text:p text:style-name="P7"/>
      <text:p text:style-name="P7"><text:s text:c="8"/>if (m_recordFlag &gt; 0) {</text:p>
      <text:p text:style-name="P7"><text:s text:c="12"/>G4double eventTime = (GateSourceMgr::GetInstance())-&gt;GetTime();</text:p>
      <text:p text:style-name="P7"><text:s text:c="12"/>TH1F *hist;</text:p>
      <text:p text:style-name="P7"><text:s text:c="12"/>G4String hist_name;</text:p>
      <text:p text:style-name="P7"><text:s text:c="12"/>hist_name = "Positron_Kinetic_Energy_MeV";</text:p>
      <text:p text:style-name="P7"><text:s text:c="12"/>if ((hist = (TH1F *) m_working_root_directory-&gt;GetList()-&gt;FindObject(hist_name)) != NULL) {</text:p>
      <text:p text:style-name="P7"/>
      <text:p text:style-name="P7"><text:s text:c="16"/>hist-&gt;Fill(m_positronKinEnergy / MeV);</text:p>
      <text:p text:style-name="P7"><text:s text:c="12"/>} else {</text:p>
      <text:p text:style-name="P7"><text:s text:c="16"/>if (nVerboseLevel &gt; 0)</text:p>
      <text:p text:style-name="P7"><text:soft-page-break/><text:s text:c="20"/>G4cout</text:p>
      <text:p text:style-name="P7"><text:s text:c="28"/>&lt;&lt; "GateToRoot: ROOT: Cannot find histo" &lt;&lt; hist_name &lt;&lt; Gateendl;</text:p>
      <text:p text:style-name="P7"><text:s text:c="12"/>}</text:p>
      <text:p text:style-name="P7"><text:s text:c="12"/>hist_name = "Ion_decay_time_s";</text:p>
      <text:p text:style-name="P7"><text:s text:c="12"/>hist = NULL;</text:p>
      <text:p text:style-name="P7"><text:s text:c="12"/>if ((hist = (TH1F *) m_working_root_directory-&gt;GetList()-&gt;FindObject(hist_name)) != NULL) {</text:p>
      <text:p text:style-name="P7"><text:s text:c="16"/>hist-&gt;Fill(eventTime / s);</text:p>
      <text:p text:style-name="P7"><text:s text:c="12"/>} else {</text:p>
      <text:p text:style-name="P7"><text:s text:c="16"/>if (nVerboseLevel &gt; 0)</text:p>
      <text:p text:style-name="P7"><text:s text:c="20"/>G4cout</text:p>
      <text:p text:style-name="P7"><text:s text:c="28"/>&lt;&lt; "GateToRoot: <text:s/>ROOT: Cannot find histo" &lt;&lt; hist_name &lt;&lt; Gateendl;</text:p>
      <text:p text:style-name="P7"><text:s text:c="12"/>}</text:p>
      <text:p text:style-name="P7"><text:s text:c="12"/>G4ThreeVector posAnnihilDist = m_positronAnnihilPos - m_positronGenerationPos;</text:p>
      <text:p text:style-name="P7"><text:s text:c="12"/>hist_name = "Positron_annihil_distance_mm";</text:p>
      <text:p text:style-name="P7"><text:s text:c="12"/>hist = NULL;</text:p>
      <text:p text:style-name="P7"><text:s text:c="12"/>if ((hist = (TH1F *) m_working_root_directory-&gt;GetList()-&gt;FindObject(hist_name)) != NULL) {</text:p>
      <text:p text:style-name="P7"><text:s text:c="16"/>hist-&gt;Fill(posAnnihilDist.mag() / mm);</text:p>
      <text:p text:style-name="P7"><text:s text:c="12"/>} else {</text:p>
      <text:p text:style-name="P7"><text:s text:c="16"/>if (nVerboseLevel &gt; 0)</text:p>
      <text:p text:style-name="P7"><text:s text:c="20"/>G4cout</text:p>
      <text:p text:style-name="P7"><text:s text:c="28"/>&lt;&lt; "GateToRoot: <text:s/>ROOT: Cannot find histo" &lt;&lt; hist_name &lt;&lt; Gateendl;</text:p>
      <text:p text:style-name="P7"><text:s text:c="12"/>}</text:p>
      <text:p text:style-name="P7"/>
      <text:p text:style-name="P7"><text:s text:c="12"/>// Histo of acolinearity angle distribution</text:p>
      <text:p text:style-name="P7"/>
      <text:p text:style-name="P7"><text:s text:c="12"/>G4double dev = (dxg1 * dxg2 + dyg1 * dyg2 + dzg1 * dzg2) /</text:p>
      <text:p text:style-name="P7"><text:s text:c="27"/>((sqrt(dxg1 * dxg1 + dyg1 * dyg1 + dzg1 * dzg1)) *</text:p>
      <text:p text:style-name="P7"><text:s text:c="28"/>(sqrt(dxg2 * dxg2 + dyg2 * dyg2 + dzg2 * dzg2)));</text:p>
      <text:p text:style-name="P7"><text:s text:c="12"/>if (dzg1 &gt; dzg2) { dev = rad2deg(acos(-dev)); }</text:p>
      <text:p text:style-name="P7"><text:s text:c="12"/>else { dev = rad2deg(acos(dev)) - 180; }</text:p>
      <text:p text:style-name="P7"/>
      <text:p text:style-name="P7"><text:s text:c="12"/>if (std::isnan(dev)) dev = 0.;</text:p>
      <text:p text:style-name="P7"/>
      <text:p text:style-name="P7"><text:s text:c="12"/>// G4cout&lt;&lt; " dev = " &lt;&lt; dev &lt;&lt; Gateendl;</text:p>
      <text:p text:style-name="P7"/>
      <text:p text:style-name="P7"><text:s text:c="12"/>hist_name = "Acolinea_Angle_Distribution_deg";</text:p>
      <text:p text:style-name="P7"><text:s text:c="12"/>hist = NULL;</text:p>
      <text:p text:style-name="P7"><text:s text:c="12"/>if ((hist = (TH1F *) m_working_root_directory-&gt;GetList()-&gt;FindObject(hist_name)) != NULL) {</text:p>
      <text:p text:style-name="P7"><text:s text:c="16"/>hist-&gt;Fill(dev);</text:p>
      <text:p text:style-name="P7"><text:s text:c="12"/>} else {</text:p>
      <text:p text:style-name="P7"><text:s text:c="16"/>//if (nVerboseLevel &gt; 0)</text:p>
      <text:p text:style-name="P7"><text:s text:c="16"/>G4cout &lt;&lt; "GateToRoot: <text:s/>ROOT: Cannot find histo " &lt;&lt; hist_name &lt;&lt; Gateendl;</text:p>
      <text:p text:style-name="P7"><text:s text:c="12"/>}</text:p>
      <text:p text:style-name="P7"/>
      <text:p text:style-name="P7"><text:s text:c="12"/>TNtuple *ntuple;</text:p>
      <text:p text:style-name="P7"><text:s text:c="12"/>G4String ntuple_name = "Gate";</text:p>
      <text:p text:style-name="P7"><text:s text:c="12"/>if ((ntuple = (TNtuple *) m_working_root_directory-&gt;GetList()-&gt;FindObject(ntuple_name)) == NULL) {</text:p>
      <text:p text:style-name="P7"><text:s text:c="16"/>if (nVerboseLevel &gt; 0)</text:p>
      <text:p text:style-name="P7"><text:soft-page-break/><text:s text:c="20"/>G4cout</text:p>
      <text:p text:style-name="P7"><text:s text:c="28"/>&lt;&lt; "GateToRoot: ROOT: Cannot find ntuple " &lt;&lt; ntuple_name &lt;&lt; Gateendl;</text:p>
      <text:p text:style-name="P7"><text:s text:c="12"/>} else {</text:p>
      <text:p text:style-name="P7"><text:s text:c="16"/>//! better than the simple eventID, but still not enough: it's valid only for</text:p>
      <text:p text:style-name="P7"><text:s text:c="16"/>//! the single run and not for the application</text:p>
      <text:p text:style-name="P7"><text:s text:c="16"/>G4int iEvent = ((GatePrimaryGeneratorAction *) GateRunManager::GetRunManager()-&gt;</text:p>
      <text:p text:style-name="P7"><text:s text:c="24"/>GetUserPrimaryGeneratorAction())-&gt;GetEventNumber();</text:p>
      <text:p text:style-name="P7"><text:s text:c="16"/>if (m_rootNtupleFlag)</text:p>
      <text:p text:style-name="P7"><text:s text:c="20"/>ntuple-&gt;Fill(iEvent,</text:p>
      <text:p text:style-name="P7"><text:s text:c="33"/>eventTime / s,</text:p>
      <text:p text:style-name="P7"><text:s text:c="33"/>m_positronKinEnergy / MeV,</text:p>
      <text:p text:style-name="P7"><text:s text:c="33"/>posAnnihilDist.mag() / mm);</text:p>
      <text:p text:style-name="P7"><text:s text:c="12"/>}</text:p>
      <text:p text:style-name="P7"/>
      <text:p text:style-name="P7"><text:s text:c="8"/>}</text:p>
      <text:p text:style-name="P7"/>
      <text:p text:style-name="P7"><text:s text:c="4"/>}</text:p>
      <text:p text:style-name="P7"/>
      <text:p text:style-name="P7"/>
      <text:p text:style-name="P7">│ <text:s/>&gt;699 <text:s text:c="11"/><text:span text:style-name="T1"><text:s/>GateCrystalHitsCollection *CHC = GetOutputMgr()-&gt;GetCrystalHitCollection(); <text:s/></text:span><text:s text:c="38"/>│</text:p>
      <text:p text:style-name="P7"><text:tab/>if (CHC) { <text:s text:c="104"/>│</text:p>
      <text:p text:style-name="P7">│ <text:s text:c="2"/>702 <text:s text:c="127"/>│</text:p>
      <text:p text:style-name="P7">│ <text:s text:c="2"/>703 <text:s text:c="16"/>// Hits loop <text:s text:c="98"/>│</text:p>
      <text:p text:style-name="P7">│ <text:s text:c="2"/>704 <text:s text:c="127"/>│</text:p>
      <text:p text:style-name="P7">│b+ 705 <text:s text:c="16"/>G4int NbHits = CHC-&gt;entries(); <text:s text:c="80"/>│</text:p>
      <text:p text:style-name="P7">│ <text:s text:c="2"/>706 <text:s text:c="127"/>│</text:p>
      <text:p text:style-name="P7">│ <text:s/>&gt;707 <text:s text:c="16"/>for (G4int iHit = 0; iHit &lt; NbHits; iHit++) { <text:s text:c="65"/>│</text:p>
      <text:p text:style-name="P7">│ <text:s text:c="2"/>708 <text:s text:c="127"/>│</text:p>
      <text:p text:style-name="P7">│ <text:s text:c="2"/>709 <text:s text:c="20"/>GateCrystalHit *aHit = (*CHC)[iHit]; <text:s text:c="70"/>│</text:p>
      <text:p text:style-name="P7">│ <text:s text:c="2"/>710 <text:s text:c="20"/>G4String processName = aHit-&gt;GetProcess(); <text:s text:c="64"/>│</text:p>
      <text:p text:style-name="P7">│ <text:s text:c="2"/>711 <text:s text:c="20"/>G4int PDGEncoding = aHit-&gt;GetPDGEncoding(); </text:p>
      <text:p text:style-name="P7"/>
      <text:p text:style-name="P3">if (aHit-&gt;GoodForAnalysis()) { <text:s text:c="76"/>│</text:p>
      <text:p text:style-name="P7">│ <text:s text:c="2"/>719 <text:s text:c="24"/>m_hitBuffer.Fill(aHit); <text:s text:c="79"/>│</text:p>
      <text:p text:style-name="P7">│ <text:s text:c="2"/>720 <text:s text:c="24"/>if (nVerboseLevel &gt; 1) <text:s text:c="80"/>│</text:p>
      <text:p text:style-name="P7">│ <text:s text:c="2"/>721 <text:s text:c="28"/>G4cout &lt;&lt; "GateToRoot::RecordEndOfEvent : m_treeHit-&gt;Fill\n"; <text:s text:c="37"/>│</text:p>
      <text:p text:style-name="P7">│ <text:s text:c="2"/>722 <text:s text:c="127"/>│</text:p>
      <text:p text:style-name="P7">│ <text:s text:c="2"/>723 <text:s text:c="127"/>│</text:p>
      <text:p text:style-name="P7">│ <text:s/>&gt;724 <text:s text:c="24"/>if (m_rootHitFlag) <text:span text:style-name="T1">m_treeHit-&gt;Fill(); <text:s text:c="9"/></text:span><text:s text:c="56"/>│</text:p>
      <text:p text:style-name="P7">│ <text:s text:c="2"/>725 <text:s text:c="20"/>} <text:s text:c="105"/>│</text:p>
      <text:p text:style-name="P7">│ <text:s text:c="2"/>726 <text:s text:c="16"/>} <text:s text:c="50"/></text:p>
      <text:p text:style-name="P7"/>
      <text:p text:style-name="P7"/>
      <text:p text:style-name="P7">RecordDigitizer(event); <text:s text:c="4"/></text:p>
      <text:p text:style-name="P7"/>
      <text:p text:style-name="P7"><text:soft-page-break/>void GateToRoot::RecordDigitizer(const G4Event *) { <text:s text:c="67"/>│</text:p>
      <text:p text:style-name="P7">│ <text:s text:c="2"/>926 <text:s text:c="12"/>if (nVerboseLevel &gt; 2) <text:s text:c="92"/>│</text:p>
      <text:p text:style-name="P7">│ <text:s text:c="2"/>927 <text:s text:c="16"/>G4cout &lt;&lt; "GateToRoot::RecordDigitizer\n"; <text:s text:c="68"/>│</text:p>
      <text:p text:style-name="P7">│ <text:s text:c="2"/>928 <text:s text:c="127"/>│</text:p>
      <text:p text:style-name="P7">│ <text:s text:c="2"/>929 <text:s text:c="12"/>// Digitizer information <text:s text:c="90"/>│</text:p>
      <text:p text:style-name="P7">│ <text:s text:c="2"/>930 <text:s text:c="127"/>│</text:p>
      <text:p text:style-name="P7">│ <text:s text:c="2"/>931 <text:s text:c="12"/>for (size_t i = 0; i &lt; m_outputChannelList.size(); ++i) <text:s text:c="59"/>│</text:p>
      <text:p text:style-name="P7">│ <text:s text:c="2"/>932 <text:s text:c="16"/>m_outputChannelList[i]-&gt;RecordDigitizer(); <text:s text:c="68"/>│</text:p>
      <text:p text:style-name="P7">│ <text:s text:c="2"/>933 <text:s text:c="127"/>│</text:p>
      <text:p text:style-name="P7">│ <text:s text:c="2"/>934 <text:s text:c="8"/>} <text:s text:c="7"/></text:p>
      <text:p text:style-name="P7"/>
      <text:p text:style-name="P7"/>
      <text:p text:style-name="P7"><text:s/>void GateToRoot::SingleOutputChannel::RecordDigitizer() { <text:s text:c="6"/></text:p>
      <text:p text:style-name="P7"/>
      <text:p text:style-name="P7"><text:s/>G4DigiManager *fDM = G4DigiManager::GetDMpointer(); <text:s text:c="2"/></text:p>
      <text:p text:style-name="P7"/>
      <text:p text:style-name="P10"/>
      <text:p text:style-name="P11">const GateSingleDigiCollection *SDC = <text:s text:c="77"/>│</text:p>
      <text:p text:style-name="P11">│ <text:s/>&gt;1139 <text:s text:c="19"/>(GateSingleDigiCollection *) (fDM-&gt;GetDigiCollection(m_collectionID)); <text:s text:c="2"/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46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8:51:52.277961250</meta:creation-date>
    <meta:print-date>2021-10-21T08:52:15.745687515</meta:print-date>
    <dc:date>2022-05-16T11:36:52.890209122</dc:date>
    <meta:editing-duration>P1DT18H3M51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5" meta:paragraph-count="153" meta:word-count="711" meta:character-count="11194" meta:non-whitespace-character-count="4922"/>
  </office:meta>
</office:document-meta>
</file>